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90a8" officeooo:paragraph-rsid="000790a8"/>
    </style:style>
    <style:style style:name="P2" style:family="paragraph" style:parent-style-name="Standard">
      <style:text-properties fo:font-weight="bold" officeooo:rsid="0006b296" officeooo:paragraph-rsid="0006b296" style:font-weight-asian="bold" style:font-weight-complex="bold"/>
    </style:style>
    <style:style style:name="P3" style:family="paragraph" style:parent-style-name="Standard">
      <style:text-properties fo:font-weight="bold" officeooo:rsid="00090098" officeooo:paragraph-rsid="00090098" style:font-weight-asian="bold" style:font-weight-complex="bold"/>
    </style:style>
    <style:style style:name="P4" style:family="paragraph" style:parent-style-name="Standard">
      <style:text-properties officeooo:rsid="00090098" officeooo:paragraph-rsid="0009009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ient.java</text:p>
      <text:p text:style-name="P1">public class Client {</text:p>
      <text:p text:style-name="P1"><text:s text:c="4"/>public static void main(String[] args) {</text:p>
      <text:p text:style-name="P1"><text:s text:c="8"/>CardHand ch = new CardHand();</text:p>
      <text:p text:style-name="P1"><text:s text:c="8"/></text:p>
      <text:p text:style-name="P1"><text:s text:c="8"/>for(int i = 0; i &lt; 0; i++) {</text:p>
      <text:p text:style-name="P1"><text:s text:c="12"/>ch.addCard(new Card(Rank.RandomRank(), Suit.RandomSuit()));</text:p>
      <text:p text:style-name="P1"><text:s text:c="8"/>}</text:p>
      <text:p text:style-name="P1"><text:s text:c="8"/></text:p>
      <text:p text:style-name="P1"><text:s text:c="8"/>for(Object o : ch) {</text:p>
      <text:p text:style-name="P1"><text:s text:c="12"/>Card c = (Card)o;</text:p>
      <text:p text:style-name="P1"><text:s text:c="12"/>System.out.println(c);</text:p>
      <text:p text:style-name="P1"><text:s text:c="8"/>}</text:p>
      <text:p text:style-name="P1"><text:s text:c="8"/></text:p>
      <text:p text:style-name="P1"><text:s text:c="8"/>System.out.println("" + ch);</text:p>
      <text:p text:style-name="P1"><text:s text:c="4"/>}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Card.java</text:p>
      <text:p text:style-name="P4">public class Card {</text:p>
      <text:p text:style-name="P4"><text:s text:c="4"/>public Card(int rank, int suit) {</text:p>
      <text:p text:style-name="P4"><text:s text:c="8"/>this.rank = rank;</text:p>
      <text:p text:style-name="P4"><text:s text:c="8"/>this.suit = suit;</text:p>
      <text:p text:style-name="P4"><text:s text:c="4"/>}</text:p>
      <text:p text:style-name="P4"/>
      <text:p text:style-name="P4"><text:s text:c="4"/>private int suit, rank;</text:p>
      <text:p text:style-name="P4"/>
      <text:p text:style-name="P4"><text:s text:c="4"/>int getSuit() { return suit; }</text:p>
      <text:p text:style-name="P4"><text:s text:c="4"/>int getRank() { return rank; }</text:p>
      <text:p text:style-name="P4"><text:s text:c="4"/></text:p>
      <text:p text:style-name="P4"><text:s text:c="4"/>void setSuit(int suit) { this.suit = suit; }</text:p>
      <text:p text:style-name="P4"><text:s text:c="4"/>void setRank(int rank) { this.rank = rank; }</text:p>
      <text:p text:style-name="P4"><text:s text:c="4"/></text:p>
      <text:p text:style-name="P4"><text:s text:c="4"/>@Override</text:p>
      <text:p text:style-name="P4"><text:s text:c="4"/>public String toString() {</text:p>
      <text:p text:style-name="P4"><text:s text:c="8"/>String ret = "Card[Rank: ";</text:p>
      <text:p text:style-name="P4"><text:s text:c="8"/>ret += rank; </text:p>
      <text:p text:style-name="P4"><text:s text:c="8"/>ret += ", Suit: ";</text:p>
      <text:p text:style-name="P4"><text:s text:c="8"/>ret += Suit.getString(suit);</text:p>
      <text:p text:style-name="P4"><text:s text:c="8"/>ret += "]";</text:p>
      <text:p text:style-name="P4"><text:s text:c="8"/></text:p>
      <text:p text:style-name="P4"><text:s text:c="8"/>return ret;</text:p>
      <text:p text:style-name="P4"><text:s text:c="4"/>}</text:p>
      <text:p text:style-name="P4"><text:s text:c="4"/></text:p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CardHand.java</text:p>
      <text:p text:style-name="P4">import java.util.*; // Iterator</text:p>
      <text:p text:style-name="P4"/>
      <text:p text:style-name="P4">/**</text:p>
      <text:p text:style-name="P4"><text:s/>* @author joey</text:p>
      <text:p text:style-name="P4"><text:s/>*/</text:p>
      <text:p text:style-name="P4">public class CardHand implements Iterable {</text:p>
      <text:p text:style-name="P4"><text:s text:c="4"/></text:p>
      <text:p text:style-name="P4"><text:s text:c="4"/>private LinkedPositionalList&lt;Card&gt; plist = new LinkedPositionalList&lt;&gt;();</text:p>
      <text:p text:style-name="P4"/>
      <text:p text:style-name="P4"><text:s text:c="4"/>private Position&lt;Card&gt; pos_Diamond = null;</text:p>
      <text:p text:style-name="P4"><text:s text:c="4"/>private Position&lt;Card&gt; pos_Heart <text:s text:c="2"/>= null;</text:p>
      <text:p text:style-name="P4"><text:s text:c="4"/>private Position&lt;Card&gt; pos_Spade <text:s text:c="2"/>= null;</text:p>
      <text:p text:style-name="P4"><text:s text:c="4"/>private Position&lt;Card&gt; pos_Club <text:s text:c="3"/>= null;</text:p>
      <text:p text:style-name="P4"><text:s text:c="4"/></text:p>
      <text:p text:style-name="P4"><text:s text:c="4"/>private int num_cards = 0;</text:p>
      <text:p text:style-name="P4"/>
      <text:p text:style-name="P4"><text:s text:c="4"/>@Override</text:p>
      <text:p text:style-name="P4"><text:s text:c="4"/>public String toString() {</text:p>
      <text:p text:style-name="P4"><text:s text:c="8"/>String ret = "CardHand[";</text:p>
      <text:p text:style-name="P4"><text:s text:c="8"/>Position&lt;Card&gt; tmp = plist.first();</text:p>
      <text:p text:style-name="P4"><text:s text:c="8"/></text:p>
      <text:p text:style-name="P4"><text:s text:c="8"/>while(tmp != null) {</text:p>
      <text:p text:style-name="P4"><text:s text:c="12"/>ret += tmp.getElement().toString();</text:p>
      <text:p text:style-name="P4"><text:s text:c="12"/>ret += ",";</text:p>
      <text:p text:style-name="P4"><text:s text:c="12"/>tmp = plist.after(tmp);</text:p>
      <text:p text:style-name="P4"><text:s text:c="8"/>}</text:p>
      <text:p text:style-name="P4"><text:s text:c="8"/>ret += "]";</text:p>
      <text:p text:style-name="P4"><text:s text:c="8"/></text:p>
      <text:p text:style-name="P4"><text:s text:c="8"/>return ret;</text:p>
      <text:p text:style-name="P4"><text:s text:c="4"/>}</text:p>
      <text:p text:style-name="P4"><text:s text:c="4"/></text:p>
      <text:p text:style-name="P4"><text:s text:c="4"/>@Override</text:p>
      <text:p text:style-name="P4"><text:s text:c="4"/>public Iterator iterator() {</text:p>
      <text:p text:style-name="P4"><text:s text:c="8"/>return new card_iterator();</text:p>
      <text:p text:style-name="P4"><text:s text:c="4"/>}</text:p>
      <text:p text:style-name="P4"><text:s text:c="4"/></text:p>
      <text:p text:style-name="P4"><text:s text:c="4"/>public class card_iterator implements Iterator {</text:p>
      <text:p text:style-name="P4"><text:s text:c="8"/></text:p>
      <text:p text:style-name="P4"><text:s text:c="8"/>Position&lt;Card&gt; pcard;</text:p>
      <text:p text:style-name="P4"><text:s text:c="8"/>int suit = 0;</text:p>
      <text:p text:style-name="P4"><text:s text:c="8"/>boolean suit_specific;</text:p>
      <text:p text:style-name="P4"><text:s text:c="8"/></text:p>
      <text:p text:style-name="P4"><text:s text:c="8"/>public void setPosition(Position&lt;Card&gt; pcard) {</text:p>
      <text:p text:style-name="P4"><text:s text:c="12"/>this.pcard = pcard;</text:p>
      <text:p text:style-name="P4"><text:s text:c="12"/>this.suit = pcard.getElement().getSuit();</text:p>
      <text:p text:style-name="P4"><text:s text:c="8"/>}</text:p>
      <text:p text:style-name="P4"><text:s text:c="8"/></text:p>
      <text:p text:style-name="P4"><text:s text:c="8"/>public card_iterator() {</text:p>
      <text:p text:style-name="P4"><text:soft-page-break/><text:s text:c="12"/>setPosition(plist.first());</text:p>
      <text:p text:style-name="P4"><text:s text:c="12"/>suit_specific = false; // default iterates over entire hand</text:p>
      <text:p text:style-name="P4"><text:s text:c="8"/>}</text:p>
      <text:p text:style-name="P4"><text:s text:c="8"/></text:p>
      <text:p text:style-name="P4"><text:s text:c="8"/>@Override</text:p>
      <text:p text:style-name="P4"><text:s text:c="8"/>public boolean hasNext() {</text:p>
      <text:p text:style-name="P4"><text:s text:c="12"/>Position&lt;Card&gt; card = plist.after(pcard);</text:p>
      <text:p text:style-name="P4"><text:s text:c="12"/></text:p>
      <text:p text:style-name="P4"><text:s text:c="12"/>if(suit_specific) {</text:p>
      <text:p text:style-name="P4"><text:s text:c="16"/>if(card == null || card.getElement().getSuit() != suit)</text:p>
      <text:p text:style-name="P4"><text:s text:c="20"/>return false;</text:p>
      <text:p text:style-name="P4"><text:s text:c="12"/>} else {</text:p>
      <text:p text:style-name="P4"><text:s text:c="16"/>if(card == null)</text:p>
      <text:p text:style-name="P4"><text:s text:c="20"/>return false; // only check presence</text:p>
      <text:p text:style-name="P4"><text:s text:c="12"/>}</text:p>
      <text:p text:style-name="P4"><text:s text:c="12"/>return true;</text:p>
      <text:p text:style-name="P4"><text:s text:c="8"/>}</text:p>
      <text:p text:style-name="P4"/>
      <text:p text:style-name="P4"><text:s text:c="8"/>@Override</text:p>
      <text:p text:style-name="P4"><text:s text:c="8"/>public Object next() {</text:p>
      <text:p text:style-name="P4"><text:s text:c="12"/>Object o = pcard.getElement();</text:p>
      <text:p text:style-name="P4"><text:s text:c="12"/>pcard = plist.after(pcard);</text:p>
      <text:p text:style-name="P4"><text:s text:c="12"/>return o;</text:p>
      <text:p text:style-name="P4"><text:s text:c="8"/>}</text:p>
      <text:p text:style-name="P4"><text:s text:c="4"/>}</text:p>
      <text:p text:style-name="P4"><text:s text:c="4"/></text:p>
      <text:p text:style-name="P4"><text:s text:c="4"/>public CardHand() {</text:p>
      <text:p text:style-name="P4"><text:s text:c="8"/></text:p>
      <text:p text:style-name="P4"><text:s text:c="4"/>}</text:p>
      <text:p text:style-name="P4"><text:s text:c="4"/></text:p>
      <text:p text:style-name="P4"><text:s text:c="4"/>public void addCard(Card c) {</text:p>
      <text:p text:style-name="P4"><text:s text:c="8"/>int s = c.getSuit();</text:p>
      <text:p text:style-name="P4"><text:s text:c="8"/></text:p>
      <text:p text:style-name="P4"><text:s text:c="8"/>Position&lt;Card&gt; tmp_position = null;</text:p>
      <text:p text:style-name="P4"><text:s text:c="8"/></text:p>
      <text:p text:style-name="P4"><text:s text:c="8"/>switch(s) {</text:p>
      <text:p text:style-name="P4"><text:s text:c="12"/>case Suit.Diamond:</text:p>
      <text:p text:style-name="P4"><text:s text:c="16"/>if(pos_Diamond != null)</text:p>
      <text:p text:style-name="P4"><text:s text:c="20"/>pos_Diamond = plist.addAfter(pos_Diamond, c);</text:p>
      <text:p text:style-name="P4"><text:s text:c="16"/>else</text:p>
      <text:p text:style-name="P4"><text:s text:c="20"/>pos_Diamond = plist.addLast(c);</text:p>
      <text:p text:style-name="P4"><text:s text:c="16"/>break;</text:p>
      <text:p text:style-name="P4"><text:s text:c="12"/>case Suit.Club:</text:p>
      <text:p text:style-name="P4"><text:s text:c="16"/>if(pos_Club != null)</text:p>
      <text:p text:style-name="P4"><text:s text:c="20"/>pos_Club = plist.addAfter(pos_Club, c);</text:p>
      <text:p text:style-name="P4"><text:s text:c="16"/>else</text:p>
      <text:p text:style-name="P4"><text:s text:c="20"/>pos_Club = plist.addLast(c);</text:p>
      <text:p text:style-name="P4"><text:s text:c="16"/>break;</text:p>
      <text:p text:style-name="P4"><text:s text:c="12"/>case Suit.Heart:</text:p>
      <text:p text:style-name="P4"><text:soft-page-break/><text:s text:c="16"/>if(pos_Heart != null)</text:p>
      <text:p text:style-name="P4"><text:s text:c="20"/>pos_Heart = plist.addAfter(pos_Heart, c);</text:p>
      <text:p text:style-name="P4"><text:s text:c="16"/>else</text:p>
      <text:p text:style-name="P4"><text:s text:c="20"/>pos_Heart = plist.addLast(c);</text:p>
      <text:p text:style-name="P4"><text:s text:c="16"/>break;</text:p>
      <text:p text:style-name="P4"><text:s text:c="12"/>case Suit.Spade:</text:p>
      <text:p text:style-name="P4"><text:s text:c="16"/>if(pos_Spade != null)</text:p>
      <text:p text:style-name="P4"><text:s text:c="20"/>pos_Spade = plist.addAfter(pos_Spade, c);</text:p>
      <text:p text:style-name="P4"><text:s text:c="16"/>else</text:p>
      <text:p text:style-name="P4"><text:s text:c="20"/>pos_Spade = plist.addLast(c);</text:p>
      <text:p text:style-name="P4"><text:s text:c="16"/>break;</text:p>
      <text:p text:style-name="P4"><text:s text:c="12"/>default:</text:p>
      <text:p text:style-name="P4"><text:s text:c="16"/>break;</text:p>
      <text:p text:style-name="P4"><text:s text:c="8"/>}</text:p>
      <text:p text:style-name="P4"><text:s text:c="4"/>}</text:p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Suit.java</text:p>
      <text:p text:style-name="P4">import java.util.*;</text:p>
      <text:p text:style-name="P4"/>
      <text:p text:style-name="P4">public class Suit {</text:p>
      <text:p text:style-name="P4"><text:s text:c="4"/>public static final int Diamond = 1;</text:p>
      <text:p text:style-name="P4"><text:s text:c="4"/>public static final int Heart <text:s text:c="2"/>= 2;</text:p>
      <text:p text:style-name="P4"><text:s text:c="4"/>public static final int Spade <text:s text:c="2"/>= 3;</text:p>
      <text:p text:style-name="P4"><text:s text:c="4"/>public static final int Club <text:s text:c="3"/>= 4;</text:p>
      <text:p text:style-name="P4"><text:s text:c="4"/></text:p>
      <text:p text:style-name="P4"><text:s text:c="4"/>public static int RandomSuit() {</text:p>
      <text:p text:style-name="P4"><text:s text:c="8"/>Random rand = new Random();</text:p>
      <text:p text:style-name="P4"><text:s text:c="8"/>return Math.abs((rand.nextInt() % 4) + 1); // modulo operation gives 0 - 3, plus 1 gives 1 - 4</text:p>
      <text:p text:style-name="P4"><text:s text:c="4"/>}</text:p>
      <text:p text:style-name="P4"><text:s text:c="4"/></text:p>
      <text:p text:style-name="P4"><text:s text:c="4"/>public static String getString(int suit) {</text:p>
      <text:p text:style-name="P4"><text:s text:c="8"/>switch(suit) {</text:p>
      <text:p text:style-name="P4"><text:s text:c="12"/>case Diamond:</text:p>
      <text:p text:style-name="P4"><text:s text:c="16"/>return "Diamond";</text:p>
      <text:p text:style-name="P4"><text:s text:c="12"/>case Heart:</text:p>
      <text:p text:style-name="P4"><text:s text:c="16"/>return "Heart";</text:p>
      <text:p text:style-name="P4"><text:s text:c="12"/>case Spade:</text:p>
      <text:p text:style-name="P4"><text:s text:c="16"/>return "Spade";</text:p>
      <text:p text:style-name="P4"><text:s text:c="12"/>case Club:</text:p>
      <text:p text:style-name="P4"><text:s text:c="16"/>return "Club";</text:p>
      <text:p text:style-name="P4"><text:s text:c="12"/>default:</text:p>
      <text:p text:style-name="P4"><text:s text:c="16"/>throw new IllegalArgumentException("Unknown suit identifier");</text:p>
      <text:p text:style-name="P4"><text:s text:c="8"/>}</text:p>
      <text:p text:style-name="P4"><text:s text:c="4"/>}</text:p>
      <text:p text:style-name="P4"><text:s text:c="4"/></text:p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Rank.java</text:p>
      <text:p text:style-name="P4">import java.util.*;</text:p>
      <text:p text:style-name="P4"/>
      <text:p text:style-name="P4">public class Rank {</text:p>
      <text:p text:style-name="P4"><text:s text:c="4"/>public static final int Ace <text:s text:c="2"/>= 1;</text:p>
      <text:p text:style-name="P4"><text:s text:c="4"/>public static final int Two <text:s text:c="2"/>= 2;</text:p>
      <text:p text:style-name="P4"><text:s text:c="4"/>public static final int Three = 3;</text:p>
      <text:p text:style-name="P4"><text:s text:c="4"/>public static final int Four <text:s/>= 4;</text:p>
      <text:p text:style-name="P4"><text:s text:c="4"/>public static final int Five <text:s/>= 5;</text:p>
      <text:p text:style-name="P4"><text:s text:c="4"/>public static final int Six <text:s text:c="2"/>= 6;</text:p>
      <text:p text:style-name="P4"><text:s text:c="4"/>public static final int Seven = 7;</text:p>
      <text:p text:style-name="P4"><text:s text:c="4"/>public static final int Eight = 8;</text:p>
      <text:p text:style-name="P4"><text:s text:c="4"/>public static final int Nine <text:s/>= 9;</text:p>
      <text:p text:style-name="P4"><text:s text:c="4"/>public static final int Ten <text:s text:c="2"/>= 10;</text:p>
      <text:p text:style-name="P4"><text:s text:c="4"/>public static final int Jack <text:s/>= 11;</text:p>
      <text:p text:style-name="P4"><text:s text:c="4"/>public static final int Queen = 12;</text:p>
      <text:p text:style-name="P4"><text:s text:c="4"/>public static final int King <text:s/>= 13;</text:p>
      <text:p text:style-name="P4"><text:s text:c="4"/></text:p>
      <text:p text:style-name="P4"><text:s text:c="4"/>public static int RandomRank() {</text:p>
      <text:p text:style-name="P4"><text:s text:c="8"/>Random rand = new Random();</text:p>
      <text:p text:style-name="P4"><text:s text:c="8"/>return Math.abs((rand.nextInt() % 13) + 1);</text:p>
      <text:p text:style-name="P4"><text:s text:c="4"/>}</text:p>
      <text:p text:style-name="P4"><text:s text:c="4"/></text:p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PositionalList.java</text:p>
      <text:p text:style-name="P4">public interface PositionalList&lt;E&gt; {</text:p>
      <text:p text:style-name="P4"><text:s text:c="4"/>public int size();</text:p>
      <text:p text:style-name="P4"><text:s text:c="4"/>public boolean isEmpty();</text:p>
      <text:p text:style-name="P4"><text:s text:c="4"/>Position&lt;E&gt; first();</text:p>
      <text:p text:style-name="P4"><text:s text:c="4"/>Position&lt;E&gt; last();</text:p>
      <text:p text:style-name="P4"><text:s text:c="4"/>Position&lt;E&gt; before(Position&lt;E&gt; p) throws IllegalArgumentException;</text:p>
      <text:p text:style-name="P4"><text:s text:c="4"/>Position&lt;E&gt; after(Position&lt;E&gt; p) throws IllegalArgumentException;</text:p>
      <text:p text:style-name="P4"><text:s text:c="4"/>Position&lt;E&gt; addFirst(E e);</text:p>
      <text:p text:style-name="P4"><text:s text:c="4"/>Position&lt;E&gt; addLast(E e);</text:p>
      <text:p text:style-name="P4"><text:s text:c="4"/>Position&lt;E&gt; addBefore(Position&lt;E&gt; p, E e) throws IllegalArgumentException;</text:p>
      <text:p text:style-name="P4"><text:s text:c="4"/>Position&lt;E&gt; addAfter(Position&lt;E&gt; p, E e) throws IllegalArgumentException;</text:p>
      <text:p text:style-name="P4"><text:s text:c="4"/>E set(Position&lt;E&gt; p, E e) throws IllegalArgumentException;</text:p>
      <text:p text:style-name="P4"><text:s text:c="4"/>E remove(Position&lt;E&gt; p) throws IllegalArgumentException;</text:p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Position.java</text:p>
      <text:p text:style-name="P4">public interface Position&lt;E&gt; { <text:s text:c="3"/></text:p>
      <text:p text:style-name="P4"><text:s text:c="4"/>public E getElement() throws IllegalStateException;</text:p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LinkedPositionalList.java</text:p>
      <text:p text:style-name="P4">public class LinkedPositionalList&lt;E&gt; implements PositionalList&lt;E&gt; {</text:p>
      <text:p text:style-name="P4"><text:s text:c="4"/></text:p>
      <text:p text:style-name="P4"><text:s text:c="4"/>private static class Node&lt;E&gt; implements Position&lt;E&gt; {</text:p>
      <text:p text:style-name="P4"><text:s text:c="8"/></text:p>
      <text:p text:style-name="P4"><text:s text:c="8"/>private E element;</text:p>
      <text:p text:style-name="P4"><text:s text:c="8"/>private Node&lt;E&gt; prev;</text:p>
      <text:p text:style-name="P4"><text:s text:c="8"/>private Node&lt;E&gt; next;</text:p>
      <text:p text:style-name="P4"><text:s text:c="8"/></text:p>
      <text:p text:style-name="P4"><text:s text:c="8"/>public Node(E e, Node&lt;E&gt; p, Node&lt;E&gt; n) {</text:p>
      <text:p text:style-name="P4"><text:s text:c="12"/>element = e;</text:p>
      <text:p text:style-name="P4"><text:s text:c="12"/>prev = p;</text:p>
      <text:p text:style-name="P4"><text:s text:c="12"/>next = n;</text:p>
      <text:p text:style-name="P4"><text:s text:c="8"/>}</text:p>
      <text:p text:style-name="P4"><text:s text:c="8"/></text:p>
      <text:p text:style-name="P4"><text:s text:c="8"/>@Override</text:p>
      <text:p text:style-name="P4"><text:s text:c="8"/>public E getElement() throws IllegalStateException {</text:p>
      <text:p text:style-name="P4"><text:s text:c="12"/>if(next == null)</text:p>
      <text:p text:style-name="P4"><text:s text:c="16"/>throw new IllegalStateException("Position no longer valid");</text:p>
      <text:p text:style-name="P4"><text:s text:c="12"/>return element;</text:p>
      <text:p text:style-name="P4"><text:s text:c="8"/>}</text:p>
      <text:p text:style-name="P4"><text:s text:c="8"/></text:p>
      <text:p text:style-name="P4"><text:s text:c="8"/>public Node&lt;E&gt; getPrev() {</text:p>
      <text:p text:style-name="P4"><text:s text:c="12"/>return prev;</text:p>
      <text:p text:style-name="P4"><text:s text:c="8"/>}</text:p>
      <text:p text:style-name="P4"><text:s text:c="8"/></text:p>
      <text:p text:style-name="P4"><text:s text:c="8"/>public Node&lt;E&gt; getNext() {</text:p>
      <text:p text:style-name="P4"><text:s text:c="12"/>return next;</text:p>
      <text:p text:style-name="P4"><text:s text:c="8"/>}</text:p>
      <text:p text:style-name="P4"><text:s text:c="8"/></text:p>
      <text:p text:style-name="P4"><text:s text:c="8"/>public void setElement(E e) {</text:p>
      <text:p text:style-name="P4"><text:s text:c="12"/>element = e;</text:p>
      <text:p text:style-name="P4"><text:s text:c="8"/>}</text:p>
      <text:p text:style-name="P4"><text:s text:c="8"/></text:p>
      <text:p text:style-name="P4"><text:s text:c="8"/>public void setPrev(Node&lt;E&gt; p) {</text:p>
      <text:p text:style-name="P4"><text:s text:c="12"/>prev = p;</text:p>
      <text:p text:style-name="P4"><text:s text:c="8"/>}</text:p>
      <text:p text:style-name="P4"><text:s text:c="8"/></text:p>
      <text:p text:style-name="P4"><text:s text:c="8"/>public void setNext(Node&lt;E&gt; n) {</text:p>
      <text:p text:style-name="P4"><text:s text:c="12"/>next = n;</text:p>
      <text:p text:style-name="P4"><text:s text:c="8"/>}</text:p>
      <text:p text:style-name="P4"><text:s text:c="4"/>}</text:p>
      <text:p text:style-name="P4"><text:s text:c="4"/></text:p>
      <text:p text:style-name="P4"><text:s text:c="4"/>private Node&lt;E&gt; header, trailer;</text:p>
      <text:p text:style-name="P4"><text:s text:c="4"/>private int size = 0;</text:p>
      <text:p text:style-name="P4"><text:s text:c="4"/></text:p>
      <text:p text:style-name="P4"><text:s text:c="4"/>public LinkedPositionalList() {</text:p>
      <text:p text:style-name="P4"><text:s text:c="8"/>header = new Node&lt;&gt;(null, null, null);</text:p>
      <text:p text:style-name="P4"><text:s text:c="8"/>trailer = new Node&lt;&gt;(null, header, null);</text:p>
      <text:p text:style-name="P4"><text:soft-page-break/><text:s text:c="8"/>header.setNext(trailer);</text:p>
      <text:p text:style-name="P4"><text:s text:c="4"/>}</text:p>
      <text:p text:style-name="P4"><text:s text:c="4"/></text:p>
      <text:p text:style-name="P4"><text:s text:c="4"/>private Node&lt;E&gt; validate(Position&lt;E&gt; p) throws IllegalArgumentException {</text:p>
      <text:p text:style-name="P4"><text:s text:c="8"/>if(!(p instanceof Node))</text:p>
      <text:p text:style-name="P4"><text:s text:c="12"/>throw new IllegalArgumentException("Invalid p");</text:p>
      <text:p text:style-name="P4"><text:s text:c="8"/>Node&lt;E&gt; node = (Node&lt;E&gt;)p; // safe cast</text:p>
      <text:p text:style-name="P4"><text:s text:c="8"/>if(node.getNext() == null)</text:p>
      <text:p text:style-name="P4"><text:s text:c="12"/>throw new IllegalArgumentException("p is no longer in the list");</text:p>
      <text:p text:style-name="P4"><text:s text:c="8"/>return node;</text:p>
      <text:p text:style-name="P4"><text:s text:c="4"/>}</text:p>
      <text:p text:style-name="P4"><text:s text:c="4"/></text:p>
      <text:p text:style-name="P4"><text:s text:c="4"/>private Position&lt;E&gt; position(Node&lt;E&gt; node) {</text:p>
      <text:p text:style-name="P4"><text:s text:c="8"/>if(node == header || node == trailer)</text:p>
      <text:p text:style-name="P4"><text:s text:c="12"/>return null;</text:p>
      <text:p text:style-name="P4"><text:s text:c="8"/>return node;</text:p>
      <text:p text:style-name="P4"><text:s text:c="4"/>}</text:p>
      <text:p text:style-name="P4"><text:s text:c="4"/></text:p>
      <text:p text:style-name="P4"><text:s text:c="4"/>@Override</text:p>
      <text:p text:style-name="P4"><text:s text:c="4"/>public int size() {</text:p>
      <text:p text:style-name="P4"><text:s text:c="8"/>return size;</text:p>
      <text:p text:style-name="P4"><text:s text:c="4"/>}</text:p>
      <text:p text:style-name="P4"/>
      <text:p text:style-name="P4"><text:s text:c="4"/>@Override</text:p>
      <text:p text:style-name="P4"><text:s text:c="4"/>public boolean isEmpty() {</text:p>
      <text:p text:style-name="P4"><text:s text:c="8"/>return (size == 0);</text:p>
      <text:p text:style-name="P4"><text:s text:c="4"/>}</text:p>
      <text:p text:style-name="P4"/>
      <text:p text:style-name="P4"><text:s text:c="4"/>@Override</text:p>
      <text:p text:style-name="P4"><text:s text:c="4"/>public Position&lt;E&gt; first() {</text:p>
      <text:p text:style-name="P4"><text:s text:c="8"/>return position(header.getNext());</text:p>
      <text:p text:style-name="P4"><text:s text:c="4"/>}</text:p>
      <text:p text:style-name="P4"/>
      <text:p text:style-name="P4"><text:s text:c="4"/>@Override</text:p>
      <text:p text:style-name="P4"><text:s text:c="4"/>public Position&lt;E&gt; last() {</text:p>
      <text:p text:style-name="P4"><text:s text:c="8"/>return position(trailer.getPrev());</text:p>
      <text:p text:style-name="P4"><text:s text:c="4"/>}</text:p>
      <text:p text:style-name="P4"/>
      <text:p text:style-name="P4"><text:s text:c="4"/>@Override</text:p>
      <text:p text:style-name="P4"><text:s text:c="4"/>public Position&lt;E&gt; before(Position&lt;E&gt; p) throws IllegalArgumentException {</text:p>
      <text:p text:style-name="P4"><text:s text:c="8"/>Node&lt;E&gt; node = validate(p);</text:p>
      <text:p text:style-name="P4"><text:s text:c="8"/>return position(node.getPrev());</text:p>
      <text:p text:style-name="P4"><text:s text:c="4"/>}</text:p>
      <text:p text:style-name="P4"/>
      <text:p text:style-name="P4"><text:s text:c="4"/>@Override</text:p>
      <text:p text:style-name="P4"><text:s text:c="4"/>public Position&lt;E&gt; after(Position&lt;E&gt; p) throws IllegalArgumentException {</text:p>
      <text:p text:style-name="P4"><text:s text:c="8"/>Node&lt;E&gt; node = validate(p);</text:p>
      <text:p text:style-name="P4"><text:s text:c="8"/>return position(node.getNext());</text:p>
      <text:p text:style-name="P4"><text:s text:c="4"/>}</text:p>
      <text:p text:style-name="P4"><text:soft-page-break/></text:p>
      <text:p text:style-name="P4"><text:s text:c="4"/>private Position&lt;E&gt; addBetween(E e, Node&lt;E&gt; pred, Node&lt;E&gt; succ) {</text:p>
      <text:p text:style-name="P4"><text:s text:c="8"/>Node&lt;E&gt; newest <text:s/>= new Node&lt;&gt;(e, pred, succ);</text:p>
      <text:p text:style-name="P4"><text:s text:c="8"/>pred.setNext(newest);</text:p>
      <text:p text:style-name="P4"><text:s text:c="8"/>succ.setPrev(newest);</text:p>
      <text:p text:style-name="P4"><text:s text:c="8"/>size++;</text:p>
      <text:p text:style-name="P4"><text:s text:c="8"/>return newest;</text:p>
      <text:p text:style-name="P4"><text:s text:c="4"/>}</text:p>
      <text:p text:style-name="P4"><text:s text:c="4"/></text:p>
      <text:p text:style-name="P4"><text:s text:c="4"/>@Override</text:p>
      <text:p text:style-name="P4"><text:s text:c="4"/>public Position&lt;E&gt; addFirst(E e) {</text:p>
      <text:p text:style-name="P4"><text:s text:c="8"/>return addBetween(e, header, header.getNext());</text:p>
      <text:p text:style-name="P4"><text:s text:c="4"/>}</text:p>
      <text:p text:style-name="P4"/>
      <text:p text:style-name="P4"><text:s text:c="4"/>@Override</text:p>
      <text:p text:style-name="P4"><text:s text:c="4"/>public Position&lt;E&gt; addLast(E e) {</text:p>
      <text:p text:style-name="P4"><text:s text:c="8"/>return addBetween(e, trailer.getPrev(), trailer);</text:p>
      <text:p text:style-name="P4"><text:s text:c="4"/>}</text:p>
      <text:p text:style-name="P4"/>
      <text:p text:style-name="P4"><text:s text:c="4"/>@Override</text:p>
      <text:p text:style-name="P4"><text:s text:c="4"/>public Position&lt;E&gt; addBefore(Position&lt;E&gt; p, E e) throws IllegalArgumentException {</text:p>
      <text:p text:style-name="P4"><text:s text:c="8"/>Node&lt;E&gt; node = validate(p);</text:p>
      <text:p text:style-name="P4"><text:s text:c="8"/>return addBetween(e, node.getPrev(), node);</text:p>
      <text:p text:style-name="P4"><text:s text:c="4"/>}</text:p>
      <text:p text:style-name="P4"/>
      <text:p text:style-name="P4"><text:s text:c="4"/>@Override</text:p>
      <text:p text:style-name="P4"><text:s text:c="4"/>public Position&lt;E&gt; addAfter(Position&lt;E&gt; p, E e) throws IllegalArgumentException {</text:p>
      <text:p text:style-name="P4"><text:s text:c="8"/>Node&lt;E&gt; node = validate(p);</text:p>
      <text:p text:style-name="P4"><text:s text:c="8"/>return addBetween(e, node, node.getNext());</text:p>
      <text:p text:style-name="P4"><text:s text:c="4"/>}</text:p>
      <text:p text:style-name="P4"/>
      <text:p text:style-name="P4"><text:s text:c="4"/>@Override</text:p>
      <text:p text:style-name="P4"><text:s text:c="4"/>public E set(Position&lt;E&gt; p, E e) throws IllegalArgumentException {</text:p>
      <text:p text:style-name="P4"><text:s text:c="8"/>Node&lt;E&gt; node = validate(p);</text:p>
      <text:p text:style-name="P4"><text:s text:c="8"/>E answer = node.getElement();</text:p>
      <text:p text:style-name="P4"><text:s text:c="8"/>node.setElement(e);</text:p>
      <text:p text:style-name="P4"><text:s text:c="8"/>return answer;</text:p>
      <text:p text:style-name="P4"><text:s text:c="4"/>}</text:p>
      <text:p text:style-name="P4"/>
      <text:p text:style-name="P4"><text:s text:c="4"/>@Override</text:p>
      <text:p text:style-name="P4"><text:s text:c="4"/>public E remove(Position&lt;E&gt; p) throws IllegalArgumentException {</text:p>
      <text:p text:style-name="P4"><text:s text:c="8"/>Node&lt;E&gt; node = validate(p);</text:p>
      <text:p text:style-name="P4"><text:s text:c="8"/>Node&lt;E&gt; predecessor = node.getPrev();</text:p>
      <text:p text:style-name="P4"><text:s text:c="8"/>Node&lt;E&gt; successor = node.getNext();</text:p>
      <text:p text:style-name="P4"><text:s text:c="8"/></text:p>
      <text:p text:style-name="P4"><text:s text:c="8"/>predecessor.setNext(successor);</text:p>
      <text:p text:style-name="P4"><text:s text:c="8"/>successor.setPrev(predecessor);</text:p>
      <text:p text:style-name="P4"><text:s text:c="8"/></text:p>
      <text:p text:style-name="P4"><text:s text:c="8"/>size--;</text:p>
      <text:p text:style-name="P4"><text:soft-page-break/><text:s text:c="8"/></text:p>
      <text:p text:style-name="P4"><text:s text:c="8"/>E answer = node.getElement();</text:p>
      <text:p text:style-name="P4"><text:s text:c="8"/></text:p>
      <text:p text:style-name="P4"><text:s text:c="8"/>node.setElement(null);</text:p>
      <text:p text:style-name="P4"><text:s text:c="8"/>node.setNext(null);</text:p>
      <text:p text:style-name="P4"><text:s text:c="8"/>node.setPrev(null);</text:p>
      <text:p text:style-name="P4"><text:s text:c="8"/></text:p>
      <text:p text:style-name="P4"><text:s text:c="8"/>return answer;</text:p>
      <text:p text:style-name="P4"><text:s text:c="4"/>}</text:p>
      <text:p text:style-name="P4"><text:s text:c="4"/>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23:22:03.804259274</meta:creation-date>
    <dc:date>2017-11-02T03:21:31.219670423</dc:date>
    <meta:editing-duration>PT3H49M1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3" meta:paragraph-count="370" meta:word-count="1051" meta:character-count="10022" meta:non-whitespace-character-count="6626"/>
  </office:meta>
</office:document-meta>
</file>